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/[.B2]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000.2" calcext:value-type="float">
            <text:p>2000.2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((IF([.B6]&gt;1;TRUE())*IF([.B6] &lt; 63;TRUE())*IF(MOD([.B6];2)=0;TRUE())))+((IF([.B6]=1;TRUE()))*(IF([.B6] &lt; 63;TRUE())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4" table:formula="of:=[.B5]*[.B6]" office:value-type="float" office:value="2000.2" calcext:value-type="float">
            <text:p>2000.2</text:p>
          </table:table-cell>
          <table:table-cell table:style-name="ce5" table:formula="of:=IF((IF(([.B7] &lt; 1500);0;1))*(IF(([.B7] &gt; 3000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[.B7]/[.B3]" office:value-type="float" office:value="200.02" calcext:value-type="float">
            <text:p>20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4" table:formula="of:=ROUNDDOWN([.B8];0)" office:value-type="float" office:value="200" calcext:value-type="float">
            <text:p>200</text:p>
          </table:table-cell>
          <table:table-cell table:style-name="ce5" table:formula="of:=IF((IF(([.B9] &lt; 20);0;1))*(IF(([.B9] &gt; 16383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[.B8]-[.B9]" office:value-type="float" office:value="0.0200000000000102" calcext:value-type="float">
            <text:p>0.02000000000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((2^24)*[.B10])" office:value-type="float" office:value="335544.320000172" calcext:value-type="float">
            <text:p>335544.3200001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 INT</text:p>
          </table:table-cell>
          <table:table-cell table:style-name="ce4" table:formula="of:=ROUNDDOWN([.B11];0)" office:value-type="float" office:value="335544" calcext:value-type="float">
            <text:p>335544</text:p>
          </table:table-cell>
          <table:table-cell table:style-name="ce5" table:formula="of:=IF((IF(([.B12] &lt; 0);0;1))*(IF(([.B12] &gt; ((2^24)-1)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FCR</text:p>
          </table:table-cell>
          <table:table-cell table:style-name="ce4" table:formula="of:=(([.B3]/(GCD(([.B7]*(10^6)); ([.B3]*(10^6)))))*(10^6))" office:value-type="float" office:value="50" calcext:value-type="float">
            <text:p>50</text:p>
          </table:table-cell>
          <table:table-cell table:style-name="ce5" table:formula="of:=IF((IF(([.B13] &lt; 16384);1;0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8:59:29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12-06T19:10:53.406000000</dc:date>
    <meta:editing-cycles>16</meta:editing-cycles>
    <meta:editing-duration>PT1H42M6S</meta:editing-duration>
    <meta:generator>LibreOffice/7.0.3.1$Windows_X86_64 LibreOffice_project/d7547858d014d4cf69878db179d326fc3483e082</meta:generator>
    <meta:document-statistic meta:table-count="1" meta:cell-count="3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